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EB Garamond" fo:font-size="11pt" fo:language="en" fo:country="US" fo:font-style="italic" officeooo:rsid="0001b7dc" officeooo:paragraph-rsid="0001b7dc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fo:language="en" fo:country="US" officeooo:rsid="0001b7dc" officeooo:paragraph-rsid="007c6d62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fo:language="en" fo:country="US" officeooo:rsid="0001b7dc" officeooo:paragraph-rsid="0001b7dc" style:font-size-asian="11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fo:language="en" fo:country="US" officeooo:rsid="0054e885" officeooo:paragraph-rsid="0054e885" style:font-size-asian="11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11pt" style:font-size-complex="11pt"/>
    </style:style>
    <style:style style:name="P6" style:family="paragraph" style:parent-style-name="Standard" style:master-page-name="Standard">
      <style:paragraph-properties fo:line-height="100%" style:page-number="auto"/>
      <style:text-properties style:font-name="EB Garamond" fo:font-size="11pt" style:font-size-asian="11pt" style:font-size-complex="11pt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601fa1"/>
    </style:style>
    <style:style style:name="T8" style:family="text">
      <style:text-properties officeooo:rsid="0361c4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854D9B76FBFD5DFC.png" xlink:type="simple" xlink:show="embed" xlink:actuate="onLoad"/></draw:frame></text:p>
      <text:p text:style-name="P5"><text:s text:c="4"/>Wolfgang <text:span text:style-name="T6">Esser-</text:span>Skala, 20<text:span text:style-name="T7">20</text:span></text:p>
      <text:p text:style-name="P5"/>
      <text:p text:style-name="P5"/>
      <text:p text:style-name="P2">© 20<text:span text:style-name="T7">20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3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8">Marc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8T13:09:52.530384682</dc:date>
    <meta:editing-duration>P9DT4H50M57S</meta:editing-duration>
    <meta:editing-cycles>784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46" meta:character-count="431" meta:non-whitespace-character-count="385"/>
  </office:meta>
</office:document-meta>
</file>